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ystem Requirements</text:p>
      <text:p text:style-name="P2">Our system will let the user experince wrestling management, and will form game flow, produce results accourding to user preferences and strategies.</text:p>
      <text:p text:style-name="P1"/>
      <text:p text:style-name="P3"><text:bookmark-start text:name="__DdeLink__248_947071225"/>Functional Requirements<text:bookmark-end text:name="__DdeLink__248_947071225"/></text:p>
      <text:p text:style-name="P4">Data Inputs To System:</text:p>
      <text:p text:style-name="P5">Since our system will process preferences and strategies fetched from database or user, data inputs are the main requirements of our system.</text:p>
      <text:p text:style-name="P5"/>
      <text:p text:style-name="P4">Process To Do At Each Screen</text:p>
      <text:p text:style-name="P5">Work flow will be provided from user preferences at 12 different layouts.</text:p>
      <text:p text:style-name="P4"/>
      <text:p text:style-name="P1"><text:span text:style-name="T1">Workflow By System</text:span></text:p>
      <text:p text:style-name="P2"><text:span text:style-name="T1">One of the main functional requirements of our system is works done by system. It includes simulation engine that produces match results from datas, </text:span></text:p>
      <text:p text:style-name="P6"/>
      <text:p text:style-name="P1"><text:span text:style-name="T1"/></text:p>
      <text:p text:style-name="P1"><text:span text:style-name="T1">Description Of System Reports And Outputs</text:span></text:p>
      <text:p text:style-name="P1"><text:span text:style-name="T1">Control Of System Users</text:span></text:p>
      <text:p text:style-name="P1"><text:span text:style-name="T1">Database Reading &amp; Writing</text:span></text:p>
      <text:p text:style-name="P1"><text:span text:style-name="T1">Kinds Of Users</text:span></text:p>
      <text:p text:style-name="P1"><text:span text:style-name="T1"/></text:p>
      <text:p text:style-name="P3">Non-Functional Requirement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suf </meta:initial-creator>
    <meta:creation-date>2013-04-24T15:37:37</meta:creation-date>
    <dc:date>2013-04-24T17:05:28</dc:date>
    <dc:creator>yusuf </dc:creator>
    <meta:editing-duration>PT11M59S</meta:editing-duration>
    <meta:editing-cycles>1</meta:editing-cycles>
    <meta:document-statistic meta:table-count="0" meta:image-count="0" meta:object-count="0" meta:page-count="1" meta:paragraph-count="14" meta:word-count="116" meta:character-count="751" meta:non-whitespace-character-count="648"/>
    <meta:generator>LibreOffice/3.5$Linux_x86 LibreOffice_project/350m1$Build-2</meta:generator>
  </office:meta>
</office:document-meta>
</file>